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indent="0.4791in" style:auto-text-indent="false"/>
    </style:style>
    <style:style style:name="P3" style:family="paragraph" style:parent-style-name="Standard" style:list-style-name="L5"/>
    <style:style style:name="P4" style:family="paragraph" style:parent-style-name="Standard">
      <style:paragraph-properties fo:margin-left="0in" fo:margin-right="0in" fo:text-indent="0.4791in" style:auto-text-indent="false"/>
      <style:text-properties fo:font-style="normal" style:font-style-asian="normal" style:font-style-complex="normal"/>
    </style:style>
    <style:style style:name="P5" style:family="paragraph" style:parent-style-name="Standard">
      <style:paragraph-properties fo:margin-left="0in" fo:margin-right="0in" fo:text-indent="0.4898in" style:auto-text-indent="false"/>
    </style:style>
    <style:style style:name="P6" style:family="paragraph" style:parent-style-name="Standard">
      <style:paragraph-properties fo:margin-left="0in" fo:margin-right="0in" fo:text-indent="0in" style:auto-text-indent="false"/>
      <style:text-properties fo:font-weight="bold" style:font-weight-asian="bold" style:font-weight-complex="bold"/>
    </style:style>
    <style:style style:name="P7" style:family="paragraph" style:parent-style-name="Standard">
      <style:paragraph-properties fo:margin-left="0in" fo:margin-right="0in" fo:text-indent="0.5102in" style:auto-text-indent="false"/>
    </style:style>
    <style:style style:name="P8" style:family="paragraph" style:parent-style-name="Standard">
      <style:paragraph-properties fo:margin-left="0in" fo:margin-right="0in" fo:text-indent="0.5102in" style:auto-text-indent="false"/>
      <style:text-properties style:font-name="Courier 10 Pitch"/>
    </style:style>
    <style:style style:name="P9" style:family="paragraph" style:parent-style-name="Table_20_Contents">
      <style:paragraph-properties fo:text-align="end" style:justify-single-word="false"/>
    </style:style>
    <style:style style:name="P10" style:family="paragraph" style:parent-style-name="Heading_20_1">
      <style:text-properties fo:font-style="normal" style:font-style-asian="normal" style:font-style-complex="normal"/>
    </style:style>
    <style:style style:name="P11" style:family="paragraph" style:parent-style-name="Footer">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rting “Battle Game” from Python to C++ Part 2</text:p>
      <text:p text:style-name="Standard"/>
      <text:h text:style-name="Heading_20_1" text:outline-level="1">Spec:</text:h>
      <text:p text:style-name="P5">Last time, you worked on porting “Battle Game” from Python to C++. <text:s/>During week 2, we covered function overloading, arrays, and file I/O. <text:s/>This week, we are going to be expanding on Battle Game with these topics.</text:p>
      <text:p text:style-name="P5"/>
      <text:p text:style-name="P6">Equipment Information – File I/O and Arrays</text:p>
      <text:p text:style-name="P5">Move the equipment information that was originally hard-coded into the game out into a text file. This will be loaded in at the beginning of the game, and will contain an undetermined amount of equipment (but no more than 10).</text:p>
      <text:p text:style-name="P5"/>
      <text:p text:style-name="P5">Equipment has the following information:</text:p>
      <text:list xml:id="list1321913029" text:style-name="L5">
        <text:list-item>
          <text:p text:style-name="P3">Name</text:p>
        </text:list-item>
        <text:list-item>
          <text:p text:style-name="P3">Attack stat</text:p>
        </text:list-item>
        <text:list-item>
          <text:p text:style-name="P3">Defense stat</text:p>
        </text:list-item>
        <text:list-item>
          <text:p text:style-name="P3">Agility stat</text:p>
        </text:list-item>
        <text:list-item>
          <text:p text:style-name="P3">Description</text:p>
        </text:list-item>
      </text:list>
      <text:p text:style-name="Standard"/>
      <text:p text:style-name="P7">Keep in mind that C++ automatically uses whitespace as delimiters. Therefore, it may be useful to add in “keyword” flags to the file, to make it easy to spot what it is we're reading.</text:p>
      <text:p text:style-name="P7"/>
      <text:p text:style-name="P7">An example of the file format is:</text:p>
      <table:table table:name="Table2" table:style-name="Table2">
        <table:table-column table:style-name="Table2.A"/>
        <table:table-row>
          <table:table-cell table:style-name="Table2.A1" office:value-type="string">
            <text:p text:style-name="P8">EQUIPMENT_BEGIN</text:p>
            <text:p text:style-name="P8">NAME_BEGIN Knight's Pack NAME_END</text:p>
            <text:p text:style-name="P8">ATTACK 8</text:p>
            <text:p text:style-name="P8">DEFENSE 4</text:p>
            <text:p text:style-name="P8">AGILITY 3</text:p>
            <text:p text:style-name="P8">DESCRIPTION_BEGIN This pack is meant... DESCRIPTION_END</text:p>
            <text:p text:style-name="P8">EQUIPMENT_END</text:p>
          </table:table-cell>
        </table:table-row>
      </table:table>
      <text:p text:style-name="P7"/>
      <text:p text:style-name="P7">This way, we have flags for when a piece of equipment is done being defined, as well as how long to read data that belongs in the name or description field. You can continuously read from the input file to a “buffer”, and add on to the “description” string as you keep pulling words.</text:p>
      <text:p text:style-name="P7">This data should be stored as an element of an array of Equipment objects.</text:p>
      <text:p text:style-name="P7"/>
      <text:p text:style-name="P6">?? - Function Overloading</text:p>
      <text:p text:style-name="P7">WIP</text:p>
      <text:p text:style-name="Standard"/>
      <text:h text:style-name="Heading_20_1" text:outline-level="1"><text:soft-page-break/>Dates:</text:h>
      <text:p text:style-name="Standard">Assigned:<text:tab/>2013-06-20<text:tab/>Thursday</text:p>
      <text:p text:style-name="Standard">Due:<text:tab/><text:tab/>2013-06-27s<text:tab/>Thursday at 11:59 pm</text:p>
      <text:p text:style-name="Standard"/>
      <text:p text:style-name="P2">Make sure that your source code is <text:span text:style-name="T1">committed</text:span><text:span text:style-name="T2"> and </text:span><text:span text:style-name="T1">synced</text:span><text:span text:style-name="T2"> to your student GitHub account. You do not need to turn in the code via Blackboard or anything else.</text:span></text:p>
      <text:p text:style-name="P4"/>
      <text:h text:style-name="P10" text:outline-level="1">Questions?</text:h>
      <text:p text:style-name="P4">I've set assignments up so you have a weekend plus one in-class day to work on it. Make sure you do some work on it before the Tuesday class so you can ask questions if necessary. You can also stop by during my office hours or email me at rjmfff@umkc.edu. You're free to brainstorm with classmates, but copying code off each other is inappropri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3pt"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none" fo:border-right="none" fo:border-top="none" fo:border-bottom="0.05pt solid #000000"/>
    </style:style>
    <style:style style:name="MP1" style:family="paragraph" style:parent-style-name="Table_20_Contents">
      <style:paragraph-properties fo:text-align="end" style:justify-single-word="false"/>
    </style:style>
    <style:style style:name="MP2"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table-cell table:style-name="Table3.A1" office:value-type="string">
              <text:p text:style-name="Header">CS 201 Problem Solving &amp; Programming II</text:p>
            </table:table-cell>
            <table:table-cell table:style-name="Table3.A1" office:value-type="string">
              <text:p text:style-name="MP1">Assignment 2</text:p>
            </table:table-cell>
          </table:table-row>
        </table:table>
        <text:p text:style-name="Header"/>
      </style:header>
      <style:footer>
        <text:p text:style-name="MP2">Last updated 2013-06-0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6:36:01</meta:creation-date>
    <meta:generator>LibreOffice/3.5$Linux_X86_64 LibreOffice_project/350m1$Build-2</meta:generator>
    <dc:date>2013-06-03T00:51:15</dc:date>
    <meta:editing-duration>PT40M49S</meta:editing-duration>
    <meta:editing-cycles>35</meta:editing-cycles>
    <meta:document-statistic meta:table-count="2" meta:image-count="0" meta:object-count="0" meta:page-count="2" meta:paragraph-count="33" meta:word-count="360" meta:character-count="2032" meta:non-whitespace-character-count="1707"/>
  </office:meta>
</office:document-meta>
</file>